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3139in" style:rel-column-width="1892*"/>
    </style:style>
    <style:style style:name="Table1.B" style:family="table-column">
      <style:table-column-properties style:column-width="4.1833in" style:rel-column-width="6024*"/>
    </style:style>
    <style:style style:name="Table1.C" style:family="table-column">
      <style:table-column-properties style:column-width="1.4278in" style:rel-column-width="205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10d2a" officeooo:paragraph-rsid="00110d2a"/>
    </style:style>
    <style:style style:name="P2" style:family="paragraph" style:parent-style-name="Standard">
      <style:paragraph-properties fo:text-align="center" style:justify-single-word="false"/>
      <style:text-properties fo:font-size="14pt" fo:font-style="normal" fo:font-weight="bold" officeooo:rsid="00110d2a" officeooo:paragraph-rsid="00110d2a" style:font-size-asian="14pt" style:font-style-asian="normal" style:font-weight-asian="bold" style:font-size-complex="14pt" style:font-style-complex="normal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size="12pt" fo:font-weight="bold" officeooo:rsid="00110d2a" officeooo:paragraph-rsid="00110d2a" style:font-size-asian="12pt" style:font-weight-asian="bold" style:font-size-complex="12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fo:font-size="12pt" officeooo:rsid="00110d2a" officeooo:paragraph-rsid="00110d2a" style:font-size-asian="12pt" style:font-size-complex="12pt"/>
    </style:style>
    <style:style style:name="P6" style:family="paragraph" style:parent-style-name="Table_20_Contents">
      <style:paragraph-properties fo:text-align="start" style:justify-single-word="false"/>
      <style:text-properties fo:font-size="12pt" officeooo:rsid="0013985d" officeooo:paragraph-rsid="0013985d" style:font-size-asian="12pt" style:font-size-complex="12pt"/>
    </style:style>
    <style:style style:name="P7" style:family="paragraph" style:parent-style-name="Table_20_Contents">
      <style:paragraph-properties fo:text-align="end" style:justify-single-word="false"/>
      <style:text-properties fo:font-size="12pt" officeooo:rsid="0013985d" officeooo:paragraph-rsid="0013985d" style:font-size-asian="12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fo:font-size="14pt" fo:font-style="normal" fo:font-weight="bold" officeooo:rsid="00110d2a" officeooo:paragraph-rsid="00110d2a" style:font-size-asian="14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style="normal" fo:font-weight="normal" officeooo:rsid="0014eec6" officeooo:paragraph-rsid="001c04c8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size="12pt" fo:font-style="normal" fo:font-weight="normal" officeooo:rsid="0014eec6" officeooo:paragraph-rsid="001d9fc2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fo:font-size="12pt" officeooo:rsid="00110d2a" officeooo:paragraph-rsid="00110d2a" style:font-size-asian="12pt" style:font-size-complex="12pt"/>
    </style:style>
    <style:style style:name="T1" style:family="text">
      <style:text-properties officeooo:rsid="0012f55c"/>
    </style:style>
    <style:style style:name="T2" style:family="text">
      <style:text-properties officeooo:rsid="0017536d"/>
    </style:style>
    <style:style style:name="T3" style:family="text">
      <style:text-properties officeooo:rsid="00180eba"/>
    </style:style>
    <style:style style:name="T4" style:family="text">
      <style:text-properties officeooo:rsid="001c04c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V<text:span text:style-name="T2">IEŠŲJŲ PIRKIMŲ PLANAS</text:span></text:p>
      <text:p text:style-name="P11">Pirkimų organizatorius: {{ c<text:span text:style-name="T4">ontext.first.organizatorius.first_name</text:span> }} {{ c<text:span text:style-name="T4">ontext.first.organizatorius.last_name</text:span> }}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">Kodas</text:p>
          </table:table-cell>
          <table:table-cell table:style-name="Table1.A1" office:value-type="string">
            <text:p text:style-name="P4">Prekės, paslaugos pavadinimas</text:p>
          </table:table-cell>
          <table:table-cell table:style-name="Table1.C1" office:value-type="string">
            <text:p text:style-name="P4">Numatomos išlaidos, EUR</text:p>
          </table:table-cell>
        </table:table-row>
        <table:table-row>
          <table:table-cell table:style-name="Table1.A2" office:value-type="string">
            <text:p text:style-name="P5">{% for c in context %<text:span text:style-name="T3">}</text:span>{{ c.kodas }}</text:p>
          </table:table-cell>
          <table:table-cell table:style-name="Table1.A2" office:value-type="string">
            <text:p text:style-name="P6">{{ c.preke }}</text:p>
          </table:table-cell>
          <table:table-cell table:style-name="Table1.C2" office:value-type="string">
            <text:p text:style-name="P7">{{ c.islaidos }}</text:p>
          </table:table-cell>
        </table:table-row>
        <table:table-row>
          <table:table-cell table:style-name="Table1.A3" office:value-type="string">
            <text:p text:style-name="P5">{% en<text:span text:style-name="T1">d</text:span>for %}</text:p>
          </table:table-cell>
          <table:table-cell table:style-name="Table1.B3" office:value-type="string">
            <text:p text:style-name="P8"/>
          </table:table-cell>
          <table:table-cell table:style-name="Table1.C3" office:value-type="string">
            <text:p text:style-name="P8"/>
          </table:table-cell>
        </table:table-row>
      </table:table>
      <text:p text:style-name="P2"/>
      <text:p text:style-name="P10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in" fo:margin-right="0in" fo:margin-top="0.0835in" fo:margin-bottom="0.0417in" loext:contextual-spacing="false" fo:text-indent="0in" style:auto-text-indent="false"/>
      <style:text-properties fo:font-size="85%" fo:font-weight="bold" style:font-size-asian="85%" style:font-weight-asian="bold" style:font-size-complex="8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30T17:06:06.154211833</meta:creation-date>
    <meta:generator>LibreOffice/5.1.4.2$Linux_X86_64 LibreOffice_project/10m0$Build-2</meta:generator>
    <dc:date>2016-10-30T17:39:17.401659011</dc:date>
    <meta:editing-duration>PT32M44S</meta:editing-duration>
    <meta:editing-cycles>13</meta:editing-cycles>
    <meta:document-statistic meta:table-count="1" meta:image-count="0" meta:object-count="0" meta:page-count="1" meta:paragraph-count="9" meta:word-count="35" meta:character-count="269" meta:non-whitespace-character-count="243"/>
  </office:meta>
</office:document-meta>
</file>